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33mm"/>
    </style:style>
    <style:style style:name="co3" style:family="table-column">
      <style:table-column-properties fo:break-before="auto" style:column-width="81.7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  <table:table-cell office:value-type="string" calcext:value-type="string">
            <text:p>Target</text:p>
          </table:table-cell>
          <table:table-cell office:value-type="string" calcext:value-type="string">
            <text:p>Achie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can du wifi autour</text:p>
          </table:table-cell>
          <table:table-cell table:style-name="ce1" office:value-type="date" office:date-value="2018-04-10" calcext:value-type="date">
            <text:p>10/04/1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réation page web</text:p>
          </table:table-cell>
          <table:table-cell table:style-name="ce1" office:value-type="date" office:date-value="2018-04-13" calcext:value-type="date">
            <text:p>13/04/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cuperation donné capteur pollution</text:p>
          </table:table-cell>
          <table:table-cell table:style-name="ce1" office:value-type="date" office:date-value="2018-04-13" calcext:value-type="date">
            <text:p>13/04/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nvoie des données par MQTT vers IBM/Aamazon</text:p>
          </table:table-cell>
          <table:table-cell table:style-name="ce1" office:value-type="date" office:date-value="2018-04-20" calcext:value-type="date">
            <text:p>20/04/18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rouver un nom pour la société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réation site société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/00/0000</text:date>, <text:time style:data-style-name="N2" text:time-value="10:35:38.3333782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0:11:05.454142774</meta:creation-date>
    <meta:generator>LibreOffice/5.1.6.2$Linux_X86_64 LibreOffice_project/10m0$Build-2</meta:generator>
    <dc:date>2018-04-10T09:49:14.781515773</dc:date>
    <meta:editing-duration>PT22H25M21S</meta:editing-duration>
    <meta:editing-cycles>3</meta:editing-cycles>
    <meta:document-statistic meta:table-count="1" meta:cell-count="16" meta:object-count="0"/>
  </office:meta>
</office:document-meta>
</file>